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35mm"/>
    </style:style>
    <style:style style:name="co2" style:family="table-column">
      <style:table-column-properties fo:break-before="auto" style:column-width="38.7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6.87mm"/>
    </style:style>
    <style:style style:name="co5" style:family="table-column">
      <style:table-column-properties fo:break-before="auto" style:column-width="36.3mm"/>
    </style:style>
    <style:style style:name="co6" style:family="table-column">
      <style:table-column-properties fo:break-before="auto" style:column-width="62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adc5e7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bce4e5"/>
    </style:style>
    <style:style style:name="ce13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able-cell-properties fo:background-color="#cf3834"/>
    </style:style>
    <style:style style:name="ce17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1">
      <style:table-cell-properties fo:background-color="#cf3834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1"/>
    <style:style style:name="ce22" style:family="table-cell" style:parent-style-name="Default" style:data-style-name="N11">
      <style:text-properties style:text-underline-style="none"/>
    </style:style>
    <style:style style:name="ce25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ext-properties style:text-underline-style="none"/>
    </style:style>
    <style:style style:name="ce28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0" style:family="table-cell" style:parent-style-name="Default" style:data-style-name="N11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5" table:default-cell-style-name="ce18"/>
        <table:table-column table:style-name="co3" table:default-cell-style-name="Default"/>
        <table:table-column table:style-name="co3" table:default-cell-style-name="ce18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>
            <text:p>Sin Th</text:p>
          </table:table-cell>
          <table:table-cell table:style-name="ce1" office:value-type="string" calcext:value-type="string">
            <text:p>Con <text:span text:style-name="T2">módulo</text:span> cv2</text:p>
          </table:table-cell>
          <table:table-cell table:style-name="ce17" office:value-type="string" calcext:value-type="string" table:number-columns-spanned="3" table:number-rows-spanned="1">
            <text:p>Imágenes cortadas</text:p>
          </table:table-cell>
          <table:covered-table-cell table:number-columns-repeated="2" table:style-name="Default"/>
          <table:table-cell table:style-name="ce17" office:value-type="string" calcext:value-type="string" table:number-columns-spanned="2" table:number-rows-spanned="1">
            <text:p>Fondo Blanco</text:p>
          </table:table-cell>
          <table:covered-table-cell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Sin Th</text:p>
          </table:table-cell>
          <table:table-cell table:style-name="ce1" office:value-type="string" calcext:value-type="string">
            <text:p>Con <text:span text:style-name="T2">módulo</text:span> cv2</text:p>
          </table:table-cell>
          <table:table-cell table:style-name="ce17" office:value-type="string" calcext:value-type="string" table:number-columns-spanned="3" table:number-rows-spanned="1">
            <text:p>Imágenes no cortadas</text:p>
          </table:table-cell>
          <table:covered-table-cell table:number-columns-repeated="2"/>
          <table:table-cell table:style-name="ce17" office:value-type="string" calcext:value-type="string" table:number-columns-spanned="2" table:number-rows-spanned="1">
            <text:p>Fondo Normal</text:p>
          </table:table-cell>
          <table:covered-table-cell/>
          <table:table-cell table:number-columns-repeated="5"/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29"/>
          <table:table-cell table:style-name="ce13" table:number-columns-repeated="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  <table:table-cell table:style-name="ce13" table:number-columns-repeated="12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2"/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23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2"/>
          <table:table-cell table:style-name="ce23" table:number-columns-repeated="10"/>
          <table:table-cell table:style-name="ce13" table:number-columns-repeated="2"/>
        </table:table-row>
        <table:table-row table:style-name="ro1">
          <table:table-cell office:value-type="string" calcext:value-type="string">
            <text:p>Haralick</text:p>
          </table:table-cell>
          <table:table-cell table:style-name="ce15" office:value-type="string" calcext:value-type="string">
            <text:p>Gaussiano</text:p>
          </table:table-cell>
          <table:table-cell table:style-name="ce15"/>
          <table:table-cell table:style-name="ce21" office:value-type="percentage" office:value="0.73" calcext:value-type="percentage">
            <text:p>73,00 %</text:p>
          </table:table-cell>
          <table:table-cell table:style-name="ce21" office:value-type="percentage" office:value="0.63" calcext:value-type="percentage">
            <text:p>63,00 %</text:p>
          </table:table-cell>
          <table:table-cell table:style-name="ce21" office:value-type="percentage" office:value="0.64" calcext:value-type="percentage">
            <text:p>64,00 %</text:p>
          </table:table-cell>
          <table:table-cell table:style-name="ce21" office:value-type="percentage" office:value="0.67" calcext:value-type="percentage">
            <text:p>67,00 %</text:p>
          </table:table-cell>
          <table:table-cell table:style-name="ce21" office:value-type="percentage" office:value="0.65" calcext:value-type="percentage">
            <text:p>65,00 %</text:p>
          </table:table-cell>
          <table:table-cell table:style-name="ce15"/>
          <table:table-cell table:style-name="ce21" office:value-type="percentage" office:value="0.63" calcext:value-type="percentage">
            <text:p>63,00 %</text:p>
          </table:table-cell>
          <table:table-cell table:number-columns-repeated="2"/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table:style-name="ce18" office:value-type="percentage" office:value="0.74" calcext:value-type="percentage">
            <text:p>74,00 %</text:p>
          </table:table-cell>
          <table:table-cell table:style-name="ce18" office:value-type="percentage" office:value="0.7" calcext:value-type="percentage">
            <text:p>70,00 %</text:p>
          </table:table-cell>
          <table:table-cell table:style-name="ce18" office:value-type="percentage" office:value="0.59" calcext:value-type="percentage">
            <text:p>59,00 %</text:p>
          </table:table-cell>
          <table:table-cell table:style-name="ce18" office:value-type="percentage" office:value="0.6" calcext:value-type="percentage">
            <text:p>60,00 %</text:p>
          </table:table-cell>
          <table:table-cell table:style-name="ce18" office:value-type="percentage" office:value="0.55" calcext:value-type="percentage">
            <text:p>55,00 %</text:p>
          </table:table-cell>
          <table:table-cell/>
          <table:table-cell table:style-name="ce18" office:value-type="percentage" office:value="0.29" calcext:value-type="percentage">
            <text:p>29,00 %</text:p>
          </table:table-cell>
          <table:table-cell table:number-columns-repeated="2"/>
          <table:table-cell table:style-name="ce13" table:number-columns-repeated="12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office:value-type="string" calcext:value-type="string">
            <text:p>Gaussiano+Sobel</text:p>
          </table:table-cell>
          <table:table-cell/>
          <table:table-cell table:style-name="ce19" office:value-type="string" calcext:value-type="string" table:number-columns-spanned="7" table:number-rows-spanned="2">
            <text:p>Conflictos con la librería Mahotas por el tipo de dato utilizado</text:p>
          </table:table-cell>
          <table:covered-table-cell table:number-columns-repeated="4" table:style-name="Default"/>
          <table:covered-table-cell/>
          <table:covered-table-cell table:style-name="Default"/>
          <table:table-cell table:number-columns-repeated="2"/>
          <table:table-cell table:style-name="ce11" office:value-type="string" calcext:value-type="string">
            <text:p>Todos los elementos</text:p>
          </table:table-cell>
          <table:table-cell office:value-type="string" calcext:value-type="string">
            <text:p>Ninguno</text:p>
          </table:table-cell>
          <table:table-cell/>
          <table:table-cell table:style-name="ce18" office:value-type="percentage" office:value="0.76" calcext:value-type="percentage">
            <text:p>76,00 %</text:p>
          </table:table-cell>
          <table:table-cell table:style-name="ce18" office:value-type="percentage" office:value="0.68" calcext:value-type="percentage">
            <text:p>68,00 %</text:p>
          </table:table-cell>
          <table:table-cell table:style-name="ce18" office:value-type="percentage" office:value="0.65" calcext:value-type="percentage">
            <text:p>65,00 %</text:p>
          </table:table-cell>
          <table:table-cell table:style-name="ce18" office:value-type="percentage" office:value="0.61" calcext:value-type="percentage">
            <text:p>61,00 %</text:p>
          </table:table-cell>
          <table:table-cell table:style-name="ce18" office:value-type="percentage" office:value="0.56" calcext:value-type="percentage">
            <text:p>56,00 %</text:p>
          </table:table-cell>
          <table:table-cell table:style-name="ce9"/>
          <table:table-cell table:style-name="ce18" office:value-type="percentage" office:value="0.18" calcext:value-type="percentage">
            <text:p>18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covered-table-cell table:number-columns-repeated="5" table:style-name="Default"/>
          <table:covered-table-cell/>
          <table:covered-table-cell table:style-name="Default"/>
          <table:table-cell table:number-columns-repeated="26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67" calcext:value-type="percentage">
            <text:p>67,00 %</text:p>
          </table:table-cell>
          <table:table-cell office:value-type="percentage" office:value="0.63" calcext:value-type="percentage">
            <text:p>63,00 %</text:p>
          </table:table-cell>
          <table:table-cell office:value-type="percentage" office:value="0.69" calcext:value-type="percentage">
            <text:p>69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6" calcext:value-type="percentage">
            <text:p>66,00 %</text:p>
          </table:table-cell>
          <table:table-cell/>
          <table:table-cell office:value-type="percentage" office:value="0.38" calcext:value-type="percentage">
            <text:p>38,00 %</text:p>
          </table:table-cell>
          <table:table-cell table:number-columns-repeated="2"/>
          <table:table-cell office:value-type="string" calcext:value-type="string">
            <text:p>Haralick</text:p>
          </table:table-cell>
          <table:table-cell table:style-name="ce15" office:value-type="string" calcext:value-type="string">
            <text:p>Gaussiano</text:p>
          </table:table-cell>
          <table:table-cell table:style-name="ce15"/>
          <table:table-cell table:style-name="ce21" office:value-type="percentage" office:value="0.85" calcext:value-type="percentage">
            <text:p>85,00 %</text:p>
          </table:table-cell>
          <table:table-cell table:style-name="ce21" office:value-type="percentage" office:value="0.78" calcext:value-type="percentage">
            <text:p>78,00 %</text:p>
          </table:table-cell>
          <table:table-cell table:style-name="ce21" office:value-type="percentage" office:value="0.67" calcext:value-type="percentage">
            <text:p>67,00 %</text:p>
          </table:table-cell>
          <table:table-cell table:style-name="ce21" office:value-type="percentage" office:value="0.61" calcext:value-type="percentage">
            <text:p>61,00 %</text:p>
          </table:table-cell>
          <table:table-cell table:style-name="ce21" office:value-type="percentage" office:value="0.57" calcext:value-type="percentage">
            <text:p>57,00 %</text:p>
          </table:table-cell>
          <table:table-cell table:style-name="ce15"/>
          <table:table-cell table:style-name="ce21" office:value-type="percentage" office:value="0.55" calcext:value-type="percentage">
            <text:p>55,00 %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ce11" office:value-type="string" calcext:value-type="string">
            <text:p><text:span text:style-name="T1">Solo elementos</text:span> 1,2 y 4</text:p>
          </table:table-cell>
          <table:table-cell office:value-type="string" calcext:value-type="string">
            <text:p>Ninguno</text:p>
          </table:table-cell>
          <table:table-cell/>
          <table:table-cell table:style-name="ce18" office:value-type="percentage" office:value="0.69" calcext:value-type="percentage">
            <text:p>69,00 %</text:p>
          </table:table-cell>
          <table:table-cell table:style-name="ce18" office:value-type="percentage" office:value="0.78" calcext:value-type="percentage">
            <text:p>78,00 %</text:p>
          </table:table-cell>
          <table:table-cell table:style-name="ce18" office:value-type="percentage" office:value="0.71" calcext:value-type="percentage">
            <text:p>71,00 %</text:p>
          </table:table-cell>
          <table:table-cell table:style-name="ce18" office:value-type="percentage" office:value="0.68" calcext:value-type="percentage">
            <text:p>68,00 %</text:p>
          </table:table-cell>
          <table:table-cell table:style-name="ce18" office:value-type="percentage" office:value="0.56" calcext:value-type="percentage">
            <text:p>56,00 %</text:p>
          </table:table-cell>
          <table:table-cell/>
          <table:table-cell table:style-name="ce18" office:value-type="percentage" office:value="0.39" calcext:value-type="percentage">
            <text:p>39,00 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2" calcext:value-type="percentage">
            <text:p>52,00 %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66" calcext:value-type="percentage">
            <text:p>66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65" calcext:value-type="percentage">
            <text:p>65,00 %</text:p>
          </table:table-cell>
          <table:table-cell/>
          <table:table-cell office:value-type="percentage" office:value="0.31" calcext:value-type="percentage">
            <text:p>31,00 %</text:p>
          </table:table-cell>
          <table:table-cell table:number-columns-repeated="26"/>
        </table:table-row>
        <table:table-row table:style-name="ro2">
          <table:table-cell table:style-name="ce11" office:value-type="string" calcext:value-type="string">
            <text:p><text:span text:style-name="T1">Solo elementos</text:span> 1,2 y 4</text:p>
          </table:table-cell>
          <table:table-cell office:value-type="string" calcext:value-type="string">
            <text:p>Ninguno</text:p>
          </table:table-cell>
          <table:table-cell/>
          <table:table-cell table:number-columns-repeated="2" office:value-type="percentage" office:value="0.61" calcext:value-type="percentage">
            <text:p>61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5" calcext:value-type="percentage">
            <text:p>65,00 %</text:p>
          </table:table-cell>
          <table:table-cell office:value-type="percentage" office:value="0.66" calcext:value-type="percentage">
            <text:p>66,00 %</text:p>
          </table:table-cell>
          <table:table-cell/>
          <table:table-cell office:value-type="percentage" office:value="0.05" calcext:value-type="percentage">
            <text:p>5,00 %</text:p>
          </table:table-cell>
          <table:table-cell table:number-columns-repeated="2"/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23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2"/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table:style-name="ce18" office:value-type="percentage" office:value="0.51" calcext:value-type="percentage">
            <text:p>51,00 %</text:p>
          </table:table-cell>
          <table:table-cell table:style-name="ce18" office:value-type="percentage" office:value="0.64" calcext:value-type="percentage">
            <text:p>64,00 %</text:p>
          </table:table-cell>
          <table:table-cell table:style-name="ce18" office:value-type="percentage" office:value="0.66" calcext:value-type="percentage">
            <text:p>66,00 %</text:p>
          </table:table-cell>
          <table:table-cell table:style-name="ce18" office:value-type="percentage" office:value="0.73" calcext:value-type="percentage">
            <text:p>73,00 %</text:p>
          </table:table-cell>
          <table:table-cell table:style-name="ce18" office:value-type="percentage" office:value="0.78" calcext:value-type="percentage">
            <text:p>78,00 %</text:p>
          </table:table-cell>
          <table:table-cell/>
          <table:table-cell table:style-name="ce18" office:value-type="percentage" office:value="0.67" calcext:value-type="percentage">
            <text:p>67,00 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8" calcext:value-type="percentage">
            <text:p>48,00 %</text:p>
          </table:table-cell>
          <table:table-cell office:value-type="percentage" office:value="0.37" calcext:value-type="percentage">
            <text:p>37,00 %</text:p>
          </table:table-cell>
          <table:table-cell table:number-columns-repeated="3" office:value-type="percentage" office:value="0.3" calcext:value-type="percentage">
            <text:p>30,00 %</text:p>
          </table:table-cell>
          <table:table-cell/>
          <table:table-cell office:value-type="percentage" office:value="0.31" calcext:value-type="percentage">
            <text:p>31,00 %</text:p>
          </table:table-cell>
          <table:table-cell table:number-columns-repeated="2"/>
          <table:table-cell table:style-name="ce11" office:value-type="string" calcext:value-type="string">
            <text:p>Todos los elementos</text:p>
          </table:table-cell>
          <table:table-cell office:value-type="string" calcext:value-type="string">
            <text:p>Gaussiano+Sobel</text:p>
          </table:table-cell>
          <table:table-cell/>
          <table:table-cell table:style-name="ce18" office:value-type="percentage" office:value="0.42" calcext:value-type="percentage">
            <text:p>42,00 %</text:p>
          </table:table-cell>
          <table:table-cell table:style-name="ce18" office:value-type="percentage" office:value="0.49" calcext:value-type="percentage">
            <text:p>49,00 %</text:p>
          </table:table-cell>
          <table:table-cell table:style-name="ce18" office:value-type="percentage" office:value="0.51" calcext:value-type="percentage">
            <text:p>51,00 %</text:p>
          </table:table-cell>
          <table:table-cell table:style-name="ce18" office:value-type="percentage" office:value="0.52" calcext:value-type="percentage">
            <text:p>52,00 %</text:p>
          </table:table-cell>
          <table:table-cell table:style-name="ce18" office:value-type="percentage" office:value="0.43" calcext:value-type="percentage">
            <text:p>43,00 %</text:p>
          </table:table-cell>
          <table:table-cell/>
          <table:table-cell table:style-name="ce18" office:value-type="percentage" office:value="0.29" calcext:value-type="percentage">
            <text:p>29,00 %</text:p>
          </table:table-cell>
          <table:table-cell table:number-columns-repeated="14"/>
        </table:table-row>
        <table:table-row table:style-name="ro2">
          <table:table-cell table:style-name="ce11" office:value-type="string" calcext:value-type="string">
            <text:p><text:span text:style-name="T1">Solo elementos</text:span> 1,2 y 3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34" calcext:value-type="percentage">
            <text:p>34,00 %</text:p>
          </table:table-cell>
          <table:table-cell office:value-type="percentage" office:value="0.38" calcext:value-type="percentage">
            <text:p>38,00 %</text:p>
          </table:table-cell>
          <table:table-cell table:number-columns-repeated="2" office:value-type="percentage" office:value="0.4" calcext:value-type="percentage">
            <text:p>40,00 %</text:p>
          </table:table-cell>
          <table:table-cell office:value-type="percentage" office:value="0.41" calcext:value-type="percentage">
            <text:p>41,00 %</text:p>
          </table:table-cell>
          <table:table-cell/>
          <table:table-cell office:value-type="percentage" office:value="0.32" calcext:value-type="percentage">
            <text:p>32,00 %</text:p>
          </table:table-cell>
          <table:table-cell table:number-columns-repeated="3"/>
          <table:table-cell office:value-type="string" calcext:value-type="string">
            <text:p>Sobel</text:p>
          </table:table-cell>
          <table:table-cell/>
          <table:table-cell table:style-name="ce18" office:value-type="percentage" office:value="0.31" calcext:value-type="percentage">
            <text:p>31,00 %</text:p>
          </table:table-cell>
          <table:table-cell table:style-name="ce18" office:value-type="percentage" office:value="0.44" calcext:value-type="percentage">
            <text:p>44,00 %</text:p>
          </table:table-cell>
          <table:table-cell table:style-name="ce18" office:value-type="percentage" office:value="0.42" calcext:value-type="percentage">
            <text:p>42,00 %</text:p>
          </table:table-cell>
          <table:table-cell table:style-name="ce18" office:value-type="percentage" office:value="0.38" calcext:value-type="percentage">
            <text:p>38,00 %</text:p>
          </table:table-cell>
          <table:table-cell table:style-name="ce18" office:value-type="percentage" office:value="0.35" calcext:value-type="percentage">
            <text:p>35,00 %</text:p>
          </table:table-cell>
          <table:table-cell/>
          <table:table-cell table:style-name="ce18" office:value-type="percentage" office:value="0.25" calcext:value-type="percentage">
            <text:p>25,00 %</text:p>
          </table:table-cell>
          <table:table-cell table:number-columns-repeated="14"/>
        </table:table-row>
        <table:table-row table:style-name="ro1">
          <table:table-cell table:style-name="ce13"/>
          <table:table-cell table:number-columns-repeated="12"/>
          <table:table-cell office:value-type="string" calcext:value-type="string">
            <text:p>Ninguno</text:p>
          </table:table-cell>
          <table:table-cell/>
          <table:table-cell table:style-name="ce18" office:value-type="percentage" office:value="0.52" calcext:value-type="percentage">
            <text:p>52,00 %</text:p>
          </table:table-cell>
          <table:table-cell table:style-name="ce18" office:value-type="percentage" office:value="0.64" calcext:value-type="percentage">
            <text:p>64,00 %</text:p>
          </table:table-cell>
          <table:table-cell table:style-name="ce18" office:value-type="percentage" office:value="0.66" calcext:value-type="percentage">
            <text:p>66,00 %</text:p>
          </table:table-cell>
          <table:table-cell table:style-name="ce18" office:value-type="percentage" office:value="0.73" calcext:value-type="percentage">
            <text:p>73,00 %</text:p>
          </table:table-cell>
          <table:table-cell table:style-name="ce18" office:value-type="percentage" office:value="0.78" calcext:value-type="percentage">
            <text:p>78,00 %</text:p>
          </table:table-cell>
          <table:table-cell/>
          <table:table-cell table:style-name="ce18" office:value-type="percentage" office:value="0.39" calcext:value-type="percentage">
            <text:p>39,00 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8" calcext:value-type="percentage">
            <text:p>48,00 %</text:p>
          </table:table-cell>
          <table:table-cell office:value-type="percentage" office:value="0.37" calcext:value-type="percentage">
            <text:p>37,00 %</text:p>
          </table:table-cell>
          <table:table-cell table:number-columns-repeated="3" office:value-type="percentage" office:value="0.3" calcext:value-type="percentage">
            <text:p>30,00 %</text:p>
          </table:table-cell>
          <table:table-cell table:number-columns-repeated="28"/>
        </table:table-row>
        <table:table-row table:style-name="ro2">
          <table:table-cell table:style-name="ce11" office:value-type="string" calcext:value-type="string">
            <text:p><text:span text:style-name="T1">Solo elementos</text:span> 1 y 2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34" calcext:value-type="percentage">
            <text:p>34,00 %</text:p>
          </table:table-cell>
          <table:table-cell office:value-type="percentage" office:value="0.38" calcext:value-type="percentage">
            <text:p>38,00 %</text:p>
          </table:table-cell>
          <table:table-cell table:number-columns-repeated="2" office:value-type="percentage" office:value="0.4" calcext:value-type="percentage">
            <text:p>40,00 %</text:p>
          </table:table-cell>
          <table:table-cell office:value-type="percentage" office:value="0.41" calcext:value-type="percentage">
            <text:p>41,00 %</text:p>
          </table:table-cell>
          <table:table-cell table:number-columns-repeated="4"/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table:number-columns-repeated="2" table:style-name="ce18" office:value-type="percentage" office:value="0.44" calcext:value-type="percentage">
            <text:p>44,00 %</text:p>
          </table:table-cell>
          <table:table-cell table:style-name="ce18" office:value-type="percentage" office:value="0.66" calcext:value-type="percentage">
            <text:p>66,00 %</text:p>
          </table:table-cell>
          <table:table-cell table:style-name="ce18" office:value-type="percentage" office:value="0.73" calcext:value-type="percentage">
            <text:p>73,00 %</text:p>
          </table:table-cell>
          <table:table-cell table:style-name="ce18" office:value-type="percentage" office:value="0.78" calcext:value-type="percentage">
            <text:p>78,00 %</text:p>
          </table:table-cell>
          <table:table-cell/>
          <table:table-cell table:style-name="ce18" office:value-type="percentage" office:value="0.78" calcext:value-type="percentage">
            <text:p>78,00 %</text:p>
          </table:table-cell>
          <table:table-cell table:number-columns-repeated="14"/>
        </table:table-row>
        <table:table-row table:style-name="ro2">
          <table:table-cell table:style-name="ce13"/>
          <table:table-cell table:number-columns-repeated="11"/>
          <table:table-cell table:style-name="ce11" office:value-type="string" calcext:value-type="string">
            <text:p><text:span text:style-name="T1">Solo elementos</text:span> 1,2 y 4</text:p>
          </table:table-cell>
          <table:table-cell office:value-type="string" calcext:value-type="string">
            <text:p>Gaussiano+Sobel</text:p>
          </table:table-cell>
          <table:table-cell/>
          <table:table-cell table:style-name="ce18" office:value-type="percentage" office:value="0.39" calcext:value-type="percentage">
            <text:p>39,00 %</text:p>
          </table:table-cell>
          <table:table-cell table:style-name="ce18" office:value-type="percentage" office:value="0.32" calcext:value-type="percentage">
            <text:p>32,00 %</text:p>
          </table:table-cell>
          <table:table-cell table:style-name="ce18" office:value-type="percentage" office:value="0.44" calcext:value-type="percentage">
            <text:p>44,00 %</text:p>
          </table:table-cell>
          <table:table-cell table:style-name="ce18" office:value-type="percentage" office:value="0.57" calcext:value-type="percentage">
            <text:p>57,00 %</text:p>
          </table:table-cell>
          <table:table-cell table:style-name="ce18" office:value-type="percentage" office:value="0.58" calcext:value-type="percentage">
            <text:p>58,00 %</text:p>
          </table:table-cell>
          <table:table-cell/>
          <table:table-cell table:style-name="ce18" office:value-type="percentage" office:value="0.33" calcext:value-type="percentage">
            <text:p>33,00 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ralick</text:p>
          </table:table-cell>
          <table:table-cell table:style-name="ce15" office:value-type="string" calcext:value-type="string">
            <text:p>Gaussiano</text:p>
          </table:table-cell>
          <table:table-cell table:style-name="ce15"/>
          <table:table-cell table:style-name="ce21" office:value-type="percentage" office:value="0.74" calcext:value-type="percentage">
            <text:p>74,00 %</text:p>
          </table:table-cell>
          <table:table-cell table:style-name="ce21" office:value-type="percentage" office:value="0.62" calcext:value-type="percentage">
            <text:p>62,00 %</text:p>
          </table:table-cell>
          <table:table-cell table:style-name="ce21" office:value-type="percentage" office:value="0.64" calcext:value-type="percentage">
            <text:p>64,00 %</text:p>
          </table:table-cell>
          <table:table-cell table:style-name="ce21" office:value-type="percentage" office:value="0.67" calcext:value-type="percentage">
            <text:p>67,00 %</text:p>
          </table:table-cell>
          <table:table-cell table:style-name="ce21" office:value-type="percentage" office:value="0.65" calcext:value-type="percentage">
            <text:p>65,00 %</text:p>
          </table:table-cell>
          <table:table-cell table:style-name="ce15"/>
          <table:table-cell table:style-name="ce21" office:value-type="percentage" office:value="0.67" calcext:value-type="percentage">
            <text:p>67,00 %</text:p>
          </table:table-cell>
          <table:table-cell table:number-columns-repeated="3"/>
          <table:table-cell office:value-type="string" calcext:value-type="string">
            <text:p>Sobel</text:p>
          </table:table-cell>
          <table:table-cell/>
          <table:table-cell table:style-name="ce18" office:value-type="percentage" office:value="0.51" calcext:value-type="percentage">
            <text:p>51,00 %</text:p>
          </table:table-cell>
          <table:table-cell table:style-name="ce18" office:value-type="percentage" office:value="0.64" calcext:value-type="percentage">
            <text:p>64,00 %</text:p>
          </table:table-cell>
          <table:table-cell table:style-name="ce18" office:value-type="percentage" office:value="0.37" calcext:value-type="percentage">
            <text:p>37,00 %</text:p>
          </table:table-cell>
          <table:table-cell table:style-name="ce18" office:value-type="percentage" office:value="0.36" calcext:value-type="percentage">
            <text:p>36,00 %</text:p>
          </table:table-cell>
          <table:table-cell table:style-name="ce18" office:value-type="percentage" office:value="0.37" calcext:value-type="percentage">
            <text:p>37,00 %</text:p>
          </table:table-cell>
          <table:table-cell/>
          <table:table-cell table:style-name="ce18" office:value-type="percentage" office:value="0.39" calcext:value-type="percentage">
            <text:p>39,00 %</text:p>
          </table:table-cell>
          <table:table-cell table:number-columns-repeated="14"/>
        </table:table-row>
        <table:table-row table:style-name="ro2">
          <table:table-cell table:style-name="ce11" office:value-type="string" calcext:value-type="string">
            <text:p><text:span text:style-name="T1">Solo elementos</text:span> 3,4,5,6,7,8,10 y 12 </text:p>
          </table:table-cell>
          <table:table-cell table:style-name="ce15" office:value-type="string" calcext:value-type="string">
            <text:p>Ninguno</text:p>
          </table:table-cell>
          <table:table-cell table:style-name="ce15"/>
          <table:table-cell table:style-name="ce21" office:value-type="percentage" office:value="0.76" calcext:value-type="percentage">
            <text:p>76,00 %</text:p>
          </table:table-cell>
          <table:table-cell table:style-name="ce21" office:value-type="percentage" office:value="0.62" calcext:value-type="percentage">
            <text:p>62,00 %</text:p>
          </table:table-cell>
          <table:table-cell table:style-name="ce21" office:value-type="percentage" office:value="0.69" calcext:value-type="percentage">
            <text:p>69,00 %</text:p>
          </table:table-cell>
          <table:table-cell table:style-name="ce21" office:value-type="percentage" office:value="0.67" calcext:value-type="percentage">
            <text:p>67,00 %</text:p>
          </table:table-cell>
          <table:table-cell table:style-name="ce21" office:value-type="percentage" office:value="0.66" calcext:value-type="percentage">
            <text:p>66,00 %</text:p>
          </table:table-cell>
          <table:table-cell table:style-name="ce15"/>
          <table:table-cell table:style-name="ce21" office:value-type="percentage" office:value="0.51" calcext:value-type="percentage">
            <text:p>51,00 %</text:p>
          </table:table-cell>
          <table:table-cell table:number-columns-repeated="3"/>
          <table:table-cell table:style-name="ce15" office:value-type="string" calcext:value-type="string">
            <text:p>Ninguno</text:p>
          </table:table-cell>
          <table:table-cell table:style-name="ce15"/>
          <table:table-cell table:style-name="ce21" office:value-type="percentage" office:value="0.52" calcext:value-type="percentage">
            <text:p>52,00 %</text:p>
          </table:table-cell>
          <table:table-cell table:style-name="ce21" office:value-type="percentage" office:value="0.64" calcext:value-type="percentage">
            <text:p>64,00 %</text:p>
          </table:table-cell>
          <table:table-cell table:style-name="ce21" office:value-type="percentage" office:value="0.66" calcext:value-type="percentage">
            <text:p>66,00 %</text:p>
          </table:table-cell>
          <table:table-cell table:style-name="ce21" office:value-type="percentage" office:value="0.73" calcext:value-type="percentage">
            <text:p>73,00 %</text:p>
          </table:table-cell>
          <table:table-cell table:style-name="ce21" office:value-type="percentage" office:value="0.78" calcext:value-type="percentage">
            <text:p>78,00 %</text:p>
          </table:table-cell>
          <table:table-cell table:style-name="ce15"/>
          <table:table-cell table:style-name="ce21" office:value-type="percentage" office:value="0.8" calcext:value-type="percentage">
            <text:p>80,00 %</text:p>
          </table:table-cell>
          <table:table-cell table:number-columns-repeated="14"/>
        </table:table-row>
        <table:table-row table:style-name="ro1">
          <table:table-cell table:style-name="ce13"/>
          <table:table-cell table:number-columns-repeated="35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2" calcext:value-type="percentage">
            <text:p>52,00 %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66" calcext:value-type="percentage">
            <text:p>66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65" calcext:value-type="percentage">
            <text:p>65,00 %</text:p>
          </table:table-cell>
          <table:table-cell/>
          <table:table-cell office:value-type="percentage" office:value="0.21" calcext:value-type="percentage">
            <text:p>21,00 %</text:p>
          </table:table-cell>
          <table:table-cell table:number-columns-repeated="26"/>
        </table:table-row>
        <table:table-row table:style-name="ro2">
          <table:table-cell table:style-name="ce11" office:value-type="string" calcext:value-type="string">
            <text:p><text:span text:style-name="T1">Solo elementos</text:span> 1,2,3 y 4</text:p>
          </table:table-cell>
          <table:table-cell office:value-type="string" calcext:value-type="string">
            <text:p>Ninguno</text:p>
          </table:table-cell>
          <table:table-cell/>
          <table:table-cell table:number-columns-repeated="2" table:style-name="ce22" office:value-type="percentage" office:value="0.61" calcext:value-type="percentage">
            <text:p>61,00 %</text:p>
          </table:table-cell>
          <table:table-cell table:style-name="ce22" office:value-type="percentage" office:value="0.68" calcext:value-type="percentage">
            <text:p>68,00 %</text:p>
          </table:table-cell>
          <table:table-cell table:style-name="ce22" office:value-type="percentage" office:value="0.65" calcext:value-type="percentage">
            <text:p>65,00 %</text:p>
          </table:table-cell>
          <table:table-cell table:style-name="ce22" office:value-type="percentage" office:value="0.66" calcext:value-type="percentage">
            <text:p>66,00 %</text:p>
          </table:table-cell>
          <table:table-cell table:style-name="ce9"/>
          <table:table-cell table:style-name="ce22" office:value-type="percentage" office:value="0.28" calcext:value-type="percentage">
            <text:p>28,00 %</text:p>
          </table:table-cell>
          <table:table-cell table:number-columns-repeated="26"/>
        </table:table-row>
        <table:table-row table:style-name="ro1">
          <table:table-cell table:style-name="ce13"/>
          <table:table-cell table:number-columns-repeated="35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table:style-name="ce22" office:value-type="percentage" office:value="0.5" calcext:value-type="percentage">
            <text:p>50,00 %</text:p>
          </table:table-cell>
          <table:table-cell table:style-name="ce22" office:value-type="percentage" office:value="0.58" calcext:value-type="percentage">
            <text:p>58,00 %</text:p>
          </table:table-cell>
          <table:table-cell table:style-name="ce22" office:value-type="percentage" office:value="0.63" calcext:value-type="percentage">
            <text:p>63,00 %</text:p>
          </table:table-cell>
          <table:table-cell table:number-columns-repeated="2" table:style-name="ce22" office:value-type="percentage" office:value="0.65" calcext:value-type="percentage">
            <text:p>65,00 %</text:p>
          </table:table-cell>
          <table:table-cell table:style-name="ce9"/>
          <table:table-cell table:style-name="ce22" office:value-type="percentage" office:value="0.64" calcext:value-type="percentage">
            <text:p>64,00 %</text:p>
          </table:table-cell>
          <table:table-cell table:number-columns-repeated="26"/>
        </table:table-row>
        <table:table-row table:style-name="ro2">
          <table:table-cell table:style-name="ce11" office:value-type="string" calcext:value-type="string">
            <text:p><text:span text:style-name="T1">Solo elementos</text:span> 1,3,4 y 5</text:p>
          </table:table-cell>
          <table:table-cell office:value-type="string" calcext:value-type="string">
            <text:p>Ninguno</text:p>
          </table:table-cell>
          <table:table-cell/>
          <table:table-cell table:style-name="ce22" office:value-type="percentage" office:value="0.53" calcext:value-type="percentage">
            <text:p>53,00 %</text:p>
          </table:table-cell>
          <table:table-cell table:style-name="ce22" office:value-type="percentage" office:value="0.58" calcext:value-type="percentage">
            <text:p>58,00 %</text:p>
          </table:table-cell>
          <table:table-cell table:style-name="ce22" office:value-type="percentage" office:value="0.71" calcext:value-type="percentage">
            <text:p>71,00 %</text:p>
          </table:table-cell>
          <table:table-cell table:style-name="ce22" office:value-type="percentage" office:value="0.68" calcext:value-type="percentage">
            <text:p>68,00 %</text:p>
          </table:table-cell>
          <table:table-cell table:style-name="ce22" office:value-type="percentage" office:value="0.66" calcext:value-type="percentage">
            <text:p>66,00 %</text:p>
          </table:table-cell>
          <table:table-cell table:style-name="ce9"/>
          <table:table-cell table:style-name="ce22" office:value-type="percentage" office:value="0.53" calcext:value-type="percentage">
            <text:p>53,00 %</text:p>
          </table:table-cell>
          <table:table-cell table:number-columns-repeated="26"/>
        </table:table-row>
        <table:table-row table:style-name="ro1">
          <table:table-cell table:style-name="ce13"/>
          <table:table-cell table:number-columns-repeated="35"/>
        </table:table-row>
        <table:table-row table:style-name="ro1">
          <table:table-cell table:style-name="ce6" office:value-type="string" calcext:value-type="string" table:number-columns-spanned="6" table:number-rows-spanned="1">
            <text:p>Conclusión: No hay una gran diferencia entre usar o no el filtro gaussiano en KNN, pero una gran diferencia con Kmeans</text:p>
          </table:table-cell>
          <table:covered-table-cell table:number-columns-repeated="5"/>
          <table:table-cell table:number-columns-repeated="30"/>
        </table:table-row>
        <table:table-row table:style-name="ro1">
          <table:table-cell table:style-name="ce6" office:value-type="string" calcext:value-type="string" table:number-columns-spanned="2" table:number-rows-spanned="1">
            <text:p>Conclusión: Para Haralick usar el filtro gaussiano</text:p>
          </table:table-cell>
          <table:covered-table-cell/>
          <table:table-cell table:number-columns-repeated="34"/>
        </table:table-row>
        <table:table-row table:style-name="ro1">
          <table:table-cell table:style-name="ce13"/>
          <table:table-cell table:number-columns-repeated="35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/>
          <table:table-cell office:value-type="percentage" office:value="0.47" calcext:value-type="percentage">
            <text:p>47,00 %</text:p>
          </table:table-cell>
          <table:table-cell table:number-columns-repeated="26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7" calcext:value-type="percentage">
            <text:p>70,00 %</text:p>
          </table:table-cell>
          <table:table-cell office:value-type="percentage" office:value="0.73" calcext:value-type="percentage">
            <text:p>73,00 %</text:p>
          </table:table-cell>
          <table:table-cell office:value-type="percentage" office:value="0.69" calcext:value-type="percentage">
            <text:p>69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54" calcext:value-type="percentage">
            <text:p>54,00 %</text:p>
          </table:table-cell>
          <table:table-cell/>
          <table:table-cell office:value-type="percentage" office:value="0.27" calcext:value-type="percentage">
            <text:p>27,00 %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75" calcext:value-type="percentage">
            <text:p>75,00 %</text:p>
          </table:table-cell>
          <table:table-cell office:value-type="percentage" office:value="0.72" calcext:value-type="percentage">
            <text:p>72,00 %</text:p>
          </table:table-cell>
          <table:table-cell office:value-type="percentage" office:value="0.66" calcext:value-type="percentage">
            <text:p>66,00 %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55" calcext:value-type="percentage">
            <text:p>55,00 %</text:p>
          </table:table-cell>
          <table:table-cell/>
          <table:table-cell office:value-type="percentage" office:value="0.32" calcext:value-type="percentage">
            <text:p>32,00 %</text:p>
          </table:table-cell>
          <table:table-cell table:number-columns-repeated="5"/>
          <table:table-cell table:style-name="ce28"/>
          <table:table-cell table:style-name="ce18" table:number-columns-repeated="4"/>
          <table:table-cell/>
          <table:table-cell table:style-name="ce1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/>
          <table:table-cell office:value-type="percentage" office:value="0.35" calcext:value-type="percentage">
            <text:p>35,00 %</text:p>
          </table:table-cell>
          <table:table-cell table:number-columns-repeated="5"/>
          <table:table-cell table:style-name="ce18" table:number-columns-repeated="2"/>
          <table:table-cell table:number-columns-repeated="4"/>
          <table:table-cell table:style-name="ce18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/>
          <table:table-cell office:value-type="percentage" office:value="0.57" calcext:value-type="percentage">
            <text:p>57,00 %</text:p>
          </table:table-cell>
          <table:table-cell table:number-columns-repeated="2"/>
          <table:table-cell table:style-name="ce13"/>
          <table:table-cell table:number-columns-repeated="23"/>
        </table:table-row>
        <table:table-row table:style-name="ro1">
          <table:table-cell table:style-name="ce11" office:value-type="string" calcext:value-type="string">
            <text:p><text:span text:style-name="T1">Solo elementos</text:span> 1,2,3 y 4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76" calcext:value-type="percentage">
            <text:p>76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2" calcext:value-type="percentage">
            <text:p>62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56" calcext:value-type="percentage">
            <text:p>56,00 %</text:p>
          </table:table-cell>
          <table:table-cell/>
          <table:table-cell office:value-type="percentage" office:value="0.25" calcext:value-type="percentage">
            <text:p>25,00 %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7" calcext:value-type="percentage">
            <text:p>70,00 %</text:p>
          </table:table-cell>
          <table:table-cell office:value-type="percentage" office:value="0.71" calcext:value-type="percentage">
            <text:p>71,00 %</text:p>
          </table:table-cell>
          <table:table-cell office:value-type="percentage" office:value="0.6" calcext:value-type="percentage">
            <text:p>60,00 %</text:p>
          </table:table-cell>
          <table:table-cell office:value-type="percentage" office:value="0.63" calcext:value-type="percentage">
            <text:p>63,00 %</text:p>
          </table:table-cell>
          <table:table-cell office:value-type="percentage" office:value="0.55" calcext:value-type="percentage">
            <text:p>55,00 %</text:p>
          </table:table-cell>
          <table:table-cell/>
          <table:table-cell office:value-type="percentage" office:value="0.35" calcext:value-type="percentage">
            <text:p>35,00 %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/>
          <table:table-cell office:value-type="percentage" office:value="0.57" calcext:value-type="percentage">
            <text:p>57,00 %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/>
          <table:table-cell office:value-type="percentage" office:value="0.46" calcext:value-type="percentage">
            <text:p>46,00 %</text:p>
          </table:table-cell>
          <table:table-cell table:number-columns-repeated="26"/>
        </table:table-row>
        <table:table-row table:style-name="ro1">
          <table:table-cell table:style-name="ce11" office:value-type="string" calcext:value-type="string">
            <text:p><text:span text:style-name="T1">Solo elementos</text:span> 1,2 y 4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71" calcext:value-type="percentage">
            <text:p>71,00 %</text:p>
          </table:table-cell>
          <table:table-cell office:value-type="percentage" office:value="0.62" calcext:value-type="percentage">
            <text:p>62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" calcext:value-type="percentage">
            <text:p>60,00 %</text:p>
          </table:table-cell>
          <table:table-cell office:value-type="percentage" office:value="0.62" calcext:value-type="percentage">
            <text:p>62,00 %</text:p>
          </table:table-cell>
          <table:table-cell/>
          <table:table-cell office:value-type="percentage" office:value="0.33" calcext:value-type="percentage">
            <text:p>33,00 %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68" calcext:value-type="percentage">
            <text:p>68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62" calcext:value-type="percentage">
            <text:p>62,00 %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59" calcext:value-type="percentage">
            <text:p>59,00 %</text:p>
          </table:table-cell>
          <table:table-cell/>
          <table:table-cell office:value-type="percentage" office:value="0.28" calcext:value-type="percentage">
            <text:p>28,00 %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/>
          <table:table-cell office:value-type="percentage" office:value="0.57" calcext:value-type="percentage">
            <text:p>57,00 %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5"/>
          <table:table-cell table:style-name="ce13" table:number-columns-repeated="2"/>
          <table:table-cell table:style-name="ce30" table:number-columns-repeated="5"/>
          <table:table-cell table:style-name="ce1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/>
          <table:table-cell office:value-type="percentage" office:value="0.34" calcext:value-type="percentage">
            <text:p>34,00 %</text:p>
          </table:table-cell>
          <table:table-cell table:number-columns-repeated="15"/>
          <table:table-cell table:style-name="ce13" table:number-columns-repeated="2"/>
          <table:table-cell table:style-name="ce30" table:number-columns-repeated="5"/>
          <table:table-cell table:style-name="ce13"/>
          <table:table-cell table:style-name="ce30"/>
          <table:table-cell table:number-columns-repeated="2"/>
        </table:table-row>
        <table:table-row table:style-name="ro1">
          <table:table-cell table:style-name="ce11" office:value-type="string" calcext:value-type="string">
            <text:p><text:span text:style-name="T1">Solo elementos</text:span> 1,2 y 3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73" calcext:value-type="percentage">
            <text:p>73,00 %</text:p>
          </table:table-cell>
          <table:table-cell office:value-type="percentage" office:value="0.69" calcext:value-type="percentage">
            <text:p>69,00 %</text:p>
          </table:table-cell>
          <table:table-cell office:value-type="percentage" office:value="0.62" calcext:value-type="percentage">
            <text:p>62,00 %</text:p>
          </table:table-cell>
          <table:table-cell office:value-type="percentage" office:value="0.66" calcext:value-type="percentage">
            <text:p>66,00 %</text:p>
          </table:table-cell>
          <table:table-cell office:value-type="percentage" office:value="0.62" calcext:value-type="percentage">
            <text:p>62,00 %</text:p>
          </table:table-cell>
          <table:table-cell/>
          <table:table-cell office:value-type="percentage" office:value="0.32" calcext:value-type="percentage">
            <text:p>32,00 %</text:p>
          </table:table-cell>
          <table:table-cell table:number-columns-repeated="15"/>
          <table:table-cell table:style-name="ce13" table:number-columns-repeated="2"/>
          <table:table-cell table:style-name="ce30" table:number-columns-repeated="5"/>
          <table:table-cell table:style-name="ce13"/>
          <table:table-cell table:style-name="ce30"/>
          <table:table-cell table:number-columns-repeated="2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71" calcext:value-type="percentage">
            <text:p>71,00 %</text:p>
          </table:table-cell>
          <table:table-cell office:value-type="percentage" office:value="0.69" calcext:value-type="percentage">
            <text:p>69,00 %</text:p>
          </table:table-cell>
          <table:table-cell office:value-type="percentage" office:value="0.6" calcext:value-type="percentage">
            <text:p>60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58" calcext:value-type="percentage">
            <text:p>58,00 %</text:p>
          </table:table-cell>
          <table:table-cell/>
          <table:table-cell office:value-type="percentage" office:value="0.3" calcext:value-type="percentage">
            <text:p>30,00 %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/>
          <table:table-cell office:value-type="percentage" office:value="0.44" calcext:value-type="percentage">
            <text:p>44,00 %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 table:number-columns-repeated="28"/>
        </table:table-row>
        <table:table-row table:style-name="ro1">
          <table:table-cell table:style-name="ce11" office:value-type="string" calcext:value-type="string">
            <text:p><text:span text:style-name="T1">Solo elementos</text:span> 1 y 2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55" calcext:value-type="percentage">
            <text:p>55,00 %</text:p>
          </table:table-cell>
          <table:table-cell office:value-type="percentage" office:value="0.6" calcext:value-type="percentage">
            <text:p>60,00 %</text:p>
          </table:table-cell>
          <table:table-cell office:value-type="percentage" office:value="0.62" calcext:value-type="percentage">
            <text:p>62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61" calcext:value-type="percentage">
            <text:p>61,00 %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6" calcext:value-type="percentage">
            <text:p>60,00 %</text:p>
          </table:table-cell>
          <table:table-cell office:value-type="percentage" office:value="0.62" calcext:value-type="percentage">
            <text:p>62,00 %</text:p>
          </table:table-cell>
          <table:table-cell table:number-columns-repeated="2" office:value-type="percentage" office:value="0.6" calcext:value-type="percentage">
            <text:p>60,00 %</text:p>
          </table:table-cell>
          <table:table-cell office:value-type="percentage" office:value="0.61" calcext:value-type="percentage">
            <text:p>61,00 %</text:p>
          </table:table-cell>
          <table:table-cell table:number-columns-repeated="16"/>
          <table:table-cell table:style-name="ce1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49" calcext:value-type="percentage">
            <text:p>49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 table:number-columns-repeated="16"/>
          <table:table-cell table:style-name="ce13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  <table:table-cell table:style-name="ce13"/>
          <table:table-cell table:number-columns-repeated="11"/>
        </table:table-row>
        <table:table-row table:style-name="ro1">
          <table:table-cell table:style-name="ce12" office:value-type="string" calcext:value-type="string" table:number-columns-spanned="4" table:number-rows-spanned="1">
            <text:p>Conclusión: Los momentos de Hu andan mejor con los filtros sobel y sobel+gaussiano</text:p>
          </table:table-cell>
          <table:covered-table-cell table:number-columns-repeated="2"/>
          <table:covered-table-cell table:style-name="Default"/>
          <table:table-cell table:style-name="Default" table:number-columns-repeated="4"/>
          <table:table-cell/>
          <table:table-cell table:style-name="Default"/>
          <table:table-cell table:number-columns-repeated="14"/>
          <table:table-cell table:style-name="ce13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  <table:table-cell table:style-name="ce13"/>
          <table:table-cell table:number-columns-repeated="11"/>
        </table:table-row>
        <table:table-row table:style-name="ro3">
          <table:table-cell table:style-name="ce1" office:value-type="string" calcext:value-type="string">
            <text:p>Con Th</text:p>
          </table:table-cell>
          <table:table-cell table:style-name="ce1" office:value-type="string" calcext:value-type="string">
            <text:p>Con <text:span text:style-name="T2">módulo</text:span> cv2</text:p>
          </table:table-cell>
          <table:table-cell table:style-name="ce17" office:value-type="string" calcext:value-type="string" table:number-columns-spanned="3" table:number-rows-spanned="1">
            <text:p>Imágenes cortadas</text:p>
          </table:table-cell>
          <table:covered-table-cell table:number-columns-repeated="2" table:style-name="Default"/>
          <table:table-cell table:style-name="ce17" office:value-type="string" calcext:value-type="string" table:number-columns-spanned="2" table:number-rows-spanned="1">
            <text:p>Fondo Blanco</text:p>
          </table:table-cell>
          <table:covered-table-cell table:style-name="Default"/>
          <table:table-cell table:style-name="Default"/>
          <table:table-cell/>
          <table:table-cell table:style-name="Default"/>
          <table:table-cell table:number-columns-repeated="14"/>
          <table:table-cell table:style-name="ce13"/>
          <table:table-cell table:number-columns-repeated="11"/>
        </table:table-row>
        <table:table-row table:style-name="ro1">
          <table:table-cell table:style-name="ce7" office:value-type="string" calcext:value-type="string" table:number-columns-spanned="10" table:number-rows-spanned="1">
            <text:p>NOTA: Acá solo evaluó aquellos donde tuve un % de aciertos con imágenes cortadas → porque th sin ser cortada lo afecta el fondo</text:p>
          </table:table-cell>
          <table:covered-table-cell table:number-columns-repeated="2"/>
          <table:covered-table-cell table:number-columns-repeated="5" table:style-name="Default"/>
          <table:covered-table-cell/>
          <table:covered-table-cell table:style-name="Default"/>
          <table:table-cell table:number-columns-repeated="14"/>
          <table:table-cell table:style-name="ce13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  <table:table-cell table:style-name="ce13"/>
          <table:table-cell table:number-columns-repeated="11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1" calcext:value-type="percentage">
            <text:p>51,00 %</text:p>
          </table:table-cell>
          <table:table-cell office:value-type="percentage" office:value="0.47" calcext:value-type="percentage">
            <text:p>47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49" calcext:value-type="percentage">
            <text:p>49,00 %</text:p>
          </table:table-cell>
          <table:table-cell office:value-type="percentage" office:value="0.48" calcext:value-type="percentage">
            <text:p>48,00 %</text:p>
          </table:table-cell>
          <table:table-cell/>
          <table:table-cell office:value-type="percentage" office:value="0.37" calcext:value-type="percentage">
            <text:p>37,00 %</text:p>
          </table:table-cell>
          <table:table-cell table:number-columns-repeated="26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51" calcext:value-type="percentage">
            <text:p>51,00 %</text:p>
          </table:table-cell>
          <table:table-cell office:value-type="percentage" office:value="0.46" calcext:value-type="percentage">
            <text:p>46,00 %</text:p>
          </table:table-cell>
          <table:table-cell office:value-type="percentage" office:value="0.51" calcext:value-type="percentage">
            <text:p>51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1" calcext:value-type="percentage">
            <text:p>51,00 %</text:p>
          </table:table-cell>
          <table:table-cell/>
          <table:table-cell office:value-type="percentage" office:value="0.34" calcext:value-type="percentage">
            <text:p>34,00 %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26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" calcext:value-type="percentage">
            <text:p>50,00 %</text:p>
          </table:table-cell>
          <table:table-cell office:value-type="percentage" office:value="0.53" calcext:value-type="percentage">
            <text:p>53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9" calcext:value-type="percentage">
            <text:p>49,00 %</text:p>
          </table:table-cell>
          <table:table-cell office:value-type="percentage" office:value="0.54" calcext:value-type="percentage">
            <text:p>54,00 %</text:p>
          </table:table-cell>
          <table:table-cell/>
          <table:table-cell office:value-type="percentage" office:value="0.49" calcext:value-type="percentage">
            <text:p>49,00 %</text:p>
          </table:table-cell>
          <table:table-cell table:number-columns-repeated="26"/>
        </table:table-row>
        <table:table-row table:style-name="ro1">
          <table:table-cell table:style-name="ce11" office:value-type="string" calcext:value-type="string">
            <text:p><text:span text:style-name="T1">Solo elementos</text:span> 1,2,3 y 4</text:p>
          </table:table-cell>
          <table:table-cell office:value-type="string" calcext:value-type="string">
            <text:p>Gaussiano+Sobel</text:p>
          </table:table-cell>
          <table:table-cell/>
          <table:table-cell table:style-name="ce25" office:value-type="string" calcext:value-type="string" table:number-columns-spanned="7" table:number-rows-spanned="2">
            <text:p>Conflictos de tipo de dato utilizado que retorna Sobel a Thresholding </text:p>
          </table:table-cell>
          <table:covered-table-cell table:number-columns-repeated="6"/>
          <table:table-cell table:number-columns-repeated="26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covered-table-cell table:number-columns-repeated="7"/>
          <table:table-cell table:number-columns-repeated="26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52" calcext:value-type="percentage">
            <text:p>52,00 %</text:p>
          </table:table-cell>
          <table:table-cell office:value-type="percentage" office:value="0.51" calcext:value-type="percentage">
            <text:p>51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6" calcext:value-type="percentage">
            <text:p>46,00 %</text:p>
          </table:table-cell>
          <table:table-cell office:value-type="percentage" office:value="0.53" calcext:value-type="percentage">
            <text:p>53,00 %</text:p>
          </table:table-cell>
          <table:table-cell/>
          <table:table-cell office:value-type="percentage" office:value="0.43" calcext:value-type="percentage">
            <text:p>43,00 %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8" table:number-rows-spanned="1">
            <text:p>Conclusión: Thresholding disminuyó el rendimiento en este caso → Recordar que pasa obtener el fondo blanco se aplicó thresholding previamente</text:p>
          </table:table-cell>
          <table:covered-table-cell table:number-columns-repeated="2"/>
          <table:covered-table-cell table:number-columns-repeated="5" table:style-name="Default"/>
          <table:table-cell/>
          <table:table-cell table:style-name="Default"/>
          <table:table-cell table:number-columns-repeated="2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26"/>
        </table:table-row>
        <table:table-row table:style-name="ro1">
          <table:table-cell table:style-name="ce1" office:value-type="string" calcext:value-type="string">
            <text:p>Sin Th</text:p>
          </table:table-cell>
          <table:table-cell table:style-name="ce1" office:value-type="string" calcext:value-type="string">
            <text:p>Con <text:span text:style-name="T2">módulo</text:span> cv2</text:p>
          </table:table-cell>
          <table:table-cell table:style-name="ce17" office:value-type="string" calcext:value-type="string" table:number-columns-spanned="3" table:number-rows-spanned="1">
            <text:p>Imágenes cortadas</text:p>
          </table:table-cell>
          <table:covered-table-cell table:number-columns-repeated="2" table:style-name="Default"/>
          <table:table-cell table:style-name="ce17" office:value-type="string" calcext:value-type="string" table:number-columns-spanned="2" table:number-rows-spanned="1">
            <text:p>Fondo Blanco</text:p>
          </table:table-cell>
          <table:covered-table-cell table:style-name="Default"/>
          <table:table-cell table:style-name="Default"/>
          <table:table-cell/>
          <table:table-cell table:style-name="Default"/>
          <table:table-cell table:number-columns-repeated="2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26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Haralick +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73" calcext:value-type="percentage">
            <text:p>73,00 %</text:p>
          </table:table-cell>
          <table:table-cell office:value-type="percentage" office:value="0.63" calcext:value-type="percentage">
            <text:p>63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67" calcext:value-type="percentage">
            <text:p>67,00 %</text:p>
          </table:table-cell>
          <table:table-cell office:value-type="percentage" office:value="0.65" calcext:value-type="percentage">
            <text:p>65,00 %</text:p>
          </table:table-cell>
          <table:table-cell/>
          <table:table-cell office:value-type="percentage" office:value="0.46" calcext:value-type="percentage">
            <text:p>46,00 %</text:p>
          </table:table-cell>
          <table:table-cell table:number-columns-repeated="26"/>
        </table:table-row>
        <table:table-row table:style-name="ro1">
          <table:table-cell table:style-name="ce11" office:value-type="string" calcext:value-type="string">
            <text:p>Haralick: Todos los elementos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67" calcext:value-type="percentage">
            <text:p>67,00 %</text:p>
          </table:table-cell>
          <table:table-cell office:value-type="percentage" office:value="0.63" calcext:value-type="percentage">
            <text:p>63,00 %</text:p>
          </table:table-cell>
          <table:table-cell office:value-type="percentage" office:value="0.69" calcext:value-type="percentage">
            <text:p>69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6" calcext:value-type="percentage">
            <text:p>66,00 %</text:p>
          </table:table-cell>
          <table:table-cell/>
          <table:table-cell office:value-type="percentage" office:value="0.57" calcext:value-type="percentage">
            <text:p>57,00 %</text:p>
          </table:table-cell>
          <table:table-cell table:number-columns-repeated="26"/>
        </table:table-row>
        <table:table-row table:style-name="ro1">
          <table:table-cell table:style-name="ce11" office:value-type="string" calcext:value-type="string">
            <text:p>Hu: Elementos 1,2,3 y 4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2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Haralick +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2" calcext:value-type="percentage">
            <text:p>52,00 %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66" calcext:value-type="percentage">
            <text:p>66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65" calcext:value-type="percentage">
            <text:p>65,00 %</text:p>
          </table:table-cell>
          <table:table-cell/>
          <table:table-cell office:value-type="percentage" office:value="0.13" calcext:value-type="percentage">
            <text:p>13,00 %</text:p>
          </table:table-cell>
          <table:table-cell table:number-columns-repeated="26"/>
        </table:table-row>
        <table:table-row table:style-name="ro1">
          <table:table-cell table:style-name="ce11" office:value-type="string" calcext:value-type="string">
            <text:p>Haralick: Elementos 1,2 y 4</text:p>
          </table:table-cell>
          <table:table-cell office:value-type="string" calcext:value-type="string">
            <text:p>Ninguno</text:p>
          </table:table-cell>
          <table:table-cell/>
          <table:table-cell table:number-columns-repeated="2" office:value-type="percentage" office:value="0.61" calcext:value-type="percentage">
            <text:p>61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5" calcext:value-type="percentage">
            <text:p>65,00 %</text:p>
          </table:table-cell>
          <table:table-cell office:value-type="percentage" office:value="0.66" calcext:value-type="percentage">
            <text:p>66,00 %</text:p>
          </table:table-cell>
          <table:table-cell/>
          <table:table-cell office:value-type="percentage" office:value="0.17" calcext:value-type="percentage">
            <text:p>17,00 %</text:p>
          </table:table-cell>
          <table:table-cell table:number-columns-repeated="26"/>
        </table:table-row>
        <table:table-row table:style-name="ro1">
          <table:table-cell table:style-name="ce11" office:value-type="string" calcext:value-type="string">
            <text:p>Hu: Elementos 1,2 y 4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2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4" table:number-rows-spanned="1">
            <text:p>Conclusión: Mejora Hu con esas variantes pero disminuye el rendimiento de Haralick</text:p>
          </table:table-cell>
          <table:covered-table-cell table:number-columns-repeated="2"/>
          <table:covered-table-cell table:style-name="Default"/>
          <table:table-cell table:style-name="Default" table:number-columns-repeated="4"/>
          <table:table-cell/>
          <table:table-cell table:style-name="Default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5:27:54.7965487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4:34:24.757741454</meta:creation-date>
    <dc:date>2020-05-17T17:17:42.955273570</dc:date>
    <meta:editing-duration>PT3H44M49S</meta:editing-duration>
    <meta:editing-cycles>18</meta:editing-cycles>
    <meta:generator>LibreOffice/6.0.7.3$Linux_X86_64 LibreOffice_project/00m0$Build-3</meta:generator>
    <meta:document-statistic meta:table-count="1" meta:cell-count="498" meta:object-count="0"/>
  </office:meta>
</office:document-meta>
</file>